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top="0.3333in" fo:margin-bottom="0.0833in"/>
      <style:text-properties style:font-name="Times" fo:font-size="24.0pt"/>
    </style:style>
    <style:style style:name="P2" style:family="paragraph" style:parent-style-name="Standard">
      <style:paragraph-properties fo:line-height="115%"/>
      <style:text-properties style:font-name="Arial" fo:font-size="11.0pt" fo:color="#000000"/>
    </style:style>
    <style:style style:name="T1" style:family="text">
      <style:text-properties fo:font-weight="bold" fo:font-weight-asian="bold" fo:font-weight-complex="bold"/>
    </style:style>
    <style:style style:name="T2"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Project reflections</text:span></text:p>
      <text:p text:style-name="P2"><text:span text:style-name="T2"><text:s/></text:span></text:p>
      <text:p text:style-name="P2"><text:span text:style-name="T2">1. Difference between individual programming and working in a team</text:span></text:p>
      <text:p text:style-name="P2"><text:span text:style-name="T2"/></text:p>
      <text:p text:style-name="P2"><text:span text:style-name="T2">The need for a project plan and requirements is of great importance when working in a team, even though these things also are important in a solo project. This is to make the project structured and easy to overview for every team member.</text:span></text:p>
      <text:p text:style-name="P2"><text:span text:style-name="T2">A difference between working as a team and working by yourself is that you are not able to make every decision by yourself. People approach problems in different ways and there are several tasks that require the whole teams’ attention. Therefore, a team must have meetings where they discuss what approach the team should take. It is important to make sure that all members of the group have the same goal with the product that is being developed. One way to reach the goal is to make each individual team member responsible for a specific area.</text:span></text:p>
      <text:p text:style-name="P2"><text:span text:style-name="T2">An important thing when working in a team is that you have to manage files and information in a way that enables everyone to always be able to view the code and have access to it. As stated before, when you are working alone you will always have access to all the files and data connected to the project. To achieve something similar when working as a team, it is necessary to have some sort of central hub where you store all the data. In our case, we used GitHub to achieve this. Also we used a collaborative environment for creating and manage documents more on this below.</text:span></text:p>
      <text:p text:style-name="P2"><text:span text:style-name="T2"/></text:p>
      <text:p text:style-name="P2"><text:span text:style-name="T2">2. Methods used to create the documents</text:span></text:p>
      <text:p text:style-name="P2"><text:span text:style-name="T2"/></text:p>
      <text:p text:style-name="P2"><text:span text:style-name="T2">We used Google Docs for the documentation and planning since it was an easy way to make sure that everyone had the latest versions. We used Google Docs for the main reason that several people were able to edit a document simultaneously, and we could therefore work with larger documents like functionality of the application and requirements more efficiently.</text:span></text:p>
      <text:p text:style-name="P2"><text:span text:style-name="T2">Some documents, like test cases for example, did not require the whole groups’ attention. With these documents we sometimes worked in pairs or alone in .odt-documents. We also used the templates from the course homepage to write the different documents. </text:span></text:p>
      <text:p text:style-name="P2"><text:span text:style-name="T2">Since Google Docs updates documents continuously while writing there is no version history available. This fact has however made us realize that it is not optimal to use this tool and we will probably use something else in the future. The problem with working with .odt-files could have arisen if the project plan and the group responsibilities were not clear enough.</text:span></text:p>
      <text:p text:style-name="P2"><text:span text:style-name="T2"/></text:p>
      <text:p text:style-name="P2"><text:span text:style-name="T2"/></text:p>
      <text:p text:style-name="P2"><text:span text:style-name="T2">3. Appropriateness of the adopted SE techniques</text:span></text:p>
      <text:p text:style-name="P2"><text:span text:style-name="T2"/></text:p>
      <text:p text:style-name="P2"><text:span text:style-name="T2">The methods we learned were extremely helpful. We started with the Waterfall-approach with gave us a steady base to stand on thanks to the way we focused on use cases and requirements in the beginning. This made sure that there were never any problems in knowing what features to implement. We later realized (after the Scrum lecture) that the Waterfall-approach of developing software was not a perfect fit for our project, being rather small in size. Since we were our own customers it would be a lot more convenient to be able to change our requirements in a more agile manner. We felt that the Waterfall-method locked us to the requirements. Working with an agile-method would be better in pretty much all regards, in our opinion, so we changed to the Scrum-approach. We practiced daily scrums, even though they weren’t always daily, and followed a sprint backlog which was our requirements from the Waterfall-approach. Unfortunately we never had the time to implement all of the functionality due to lack of time. Also i retrospect the team should have devoted more time to a proper sprint planning instead of two hours we estimate that four hours per sprint meeting would have been more adequate. </text:span></text:p>
      <text:p text:style-name="P2"><text:span text:style-name="T2"/></text:p>
      <text:p text:style-name="P2"><text:span text:style-name="T2"/></text:p>
      <text:p text:style-name="P2"><text:span text:style-name="T2"/></text:p>
      <text:p text:style-name="P2"><text:span text:style-name="T2">4. Coverage</text:span></text:p>
      <text:p text:style-name="P2"><text:span text:style-name="T2">Our project has a lot of functionality to cover and therefore we did not find the time to implement all the requirements as we had planned. This is due to our limited skills in programming but we still got a working prototype. A large percent of the software is tested; some by unit testing but most with manual testing by our <text:s/>own team. See ”Test Report” &amp; ” Test Case”. Still, thanks to the chosen methodology the project has manage covered all main functions of the application.</text:span></text:p>
      <text:p text:style-name="P2"><text:span text:style-name="T2"><text:tab/></text:span></text:p>
      <text:p text:style-name="P2"><text:span text:style-name="T2"/></text:p>
      <text:p text:style-name="P2"><text:span text:style-name="T2"/></text:p>
      <text:p text:style-name="P2"><text:span text:style-name="T2">5. General comments about the project as a whole</text:span></text:p>
      <text:p text:style-name="P2"><text:span text:style-name="T2"/></text:p>
      <text:p text:style-name="P2"><text:span text:style-name="T2">We think that working with this project was both an entertaining and educative experience, even though we lacked the time and necessary skills to develop a product worthy of releasing on the Android market. The development of this project has been extremely rewarding since we have learned quite well how to develop for the android platform and how to use Software engineering methods to improve the efficiency of projects. It was especially appealing to be working with mobil applications, as it is a growing and interesting marke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38.32</meta:generator>
    <meta:initial-creator>JS</meta:initial-creator>
  </office:meta>
</office:document-meta>
</file>